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51cm" svg:stroke-color="#ff950e" draw:marker-start-width="0.279cm" draw:marker-end-width="0.279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84d1" draw:marker-start-width="0.279cm" draw:marker-end-width="0.279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Ultrafine_20_Dotted_20__28_var_29_" svg:stroke-width="0.051cm" svg:stroke-color="#579d1c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1cm" svg:stroke-color="#579d1c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svg:stroke-color="#4b1f6f" draw:marker-start-width="0.279cm" draw:marker-end-width="0.279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889cm"/>
      <style:paragraph-properties style:writing-mode="tb-rl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1.653cm" fo:min-width="0.458cm"/>
      <style:paragraph-properties style:writing-mode="tb-rl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style:writing-mode="tb-rl"/>
      <style:text-properties fo:color="#579d1c" fo:font-size="18pt" style:font-size-asian="18pt" style:font-size-complex="18pt"/>
    </style:style>
    <style:style style:name="P4" style:family="paragraph">
      <style:paragraph-properties style:writing-mode="tb-rl"/>
      <style:text-properties fo:color="#ff950e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579d1c" fo:font-size="18pt" style:font-size-asian="18pt" style:font-size-complex="18pt"/>
    </style:style>
    <style:style style:name="T3" style:family="text">
      <style:text-properties fo:color="#ff950e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0.525cm" svg:x2="20.59cm" svg:y2="10.398cm">
          <text:p/>
        </draw:line>
        <draw:custom-shape draw:style-name="gr2" draw:text-style-name="P1" xml:id="id2" draw:id="id2" draw:layer="layout" svg:width="8.89cm" svg:height="1.27cm" svg:x="2.27cm" svg:y="8.62cm">
          <text:p text:style-name="P1">Web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54cm" svg:height="2.54cm" svg:x="2.27cm" svg:y="3.54cm">
          <text:p text:style-name="P1">用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54cm" svg:height="2.54cm" svg:x="6.08cm" svg:y="3.54cm">
          <text:p text:style-name="P1">用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54cm" svg:y1="6.08cm" svg:x2="6.715cm" svg:y2="8.62cm" draw:start-shape="id1" draw:start-glue-point="8" draw:end-shape="id2" draw:end-glue-point="0" svg:d="m3540 6080v1271h3175v1269" svg:viewBox="0 0 3176 2541">
          <text:p/>
        </draw:connector>
        <draw:connector draw:style-name="gr3" draw:text-style-name="P1" draw:layer="layout" svg:x1="7.35cm" svg:y1="6.08cm" svg:x2="6.715cm" svg:y2="8.62cm" draw:start-shape="id3" draw:start-glue-point="8" draw:end-shape="id2" draw:end-glue-point="0" svg:d="m7350 6080v1271h-635v1269" svg:viewBox="0 0 636 2541">
          <text:p/>
        </draw:connector>
        <draw:custom-shape draw:style-name="gr2" draw:text-style-name="P1" xml:id="id4" draw:id="id4" draw:layer="layout" svg:width="8.89cm" svg:height="1.27cm" svg:x="2.27cm" svg:y="11.16cm">
          <text:p text:style-name="P1">Daemon Server 主控服务器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715cm" svg:y1="9.89cm" svg:x2="6.715cm" svg:y2="11.16cm" draw:start-shape="id2" draw:start-glue-point="2" draw:end-shape="id4" draw:end-glue-point="0" svg:d="m6715 9890v1270" svg:viewBox="0 0 1 1271">
          <text:p/>
        </draw:connector>
        <draw:custom-shape draw:style-name="gr2" draw:text-style-name="P1" xml:id="id5" draw:id="id5" draw:layer="layout" svg:width="5.08cm" svg:height="2.54cm" svg:x="1.254cm" svg:y="15.605cm">
          <text:p text:style-name="P1">Judge Client</text:p>
          <text:p text:style-name="P1">评测机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2.54cm" svg:x="6.842cm" svg:y="20.939cm">
          <text:p text:style-name="P1">Judge Client</text:p>
          <text:p text:style-name="P1">评测机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794cm" svg:y1="15.605cm" svg:x2="6.715cm" svg:y2="12.43cm" draw:start-shape="id5" draw:start-glue-point="0" draw:end-shape="id4" svg:d="m3794 15605v-1587h2921v-1588" svg:viewBox="0 0 2922 3176">
          <text:p/>
        </draw:connector>
        <draw:connector draw:style-name="gr5" draw:text-style-name="P1" draw:layer="layout" svg:x1="9.382cm" svg:y1="20.939cm" svg:x2="6.715cm" svg:y2="12.43cm" draw:start-shape="id6" draw:end-shape="id4" draw:end-glue-point="2" svg:d="m9382 20939v-4254h-2667v-4255" svg:viewBox="0 0 2668 8510">
          <text:p/>
        </draw:connector>
        <draw:custom-shape draw:style-name="gr2" draw:text-style-name="P1" xml:id="id7" draw:id="id7" draw:layer="layout" svg:width="6.35cm" svg:height="2.54cm" svg:x="12.43cm" svg:y="9.255cm">
          <text:p text:style-name="P1">Judge Cluster</text:p>
          <text:p text:style-name="P1">评测机集群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.605cm" svg:y1="11.795cm" svg:x2="6.715cm" svg:y2="12.43cm" draw:start-shape="id7" draw:end-shape="id4" draw:end-glue-point="2" svg:d="m15605 11795v1136h-8890v-501" svg:viewBox="0 0 8891 1137">
          <text:p/>
        </draw:connector>
        <draw:custom-shape draw:style-name="gr2" draw:text-style-name="P1" xml:id="id8" draw:id="id8" draw:layer="layout" svg:width="3.81cm" svg:height="1.27cm" svg:x="12.43cm" svg:y="3.54cm">
          <text:p text:style-name="P1">外援评测机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" draw:layer="layout" svg:x1="14.335cm" svg:y1="4.81cm" svg:x2="15.605cm" svg:y2="9.255cm" draw:start-shape="id8" draw:start-glue-point="6" draw:end-shape="id7" draw:end-glue-point="0" svg:d="m14335 4810v2223h1270v2222" svg:viewBox="0 0 1271 4446">
          <text:p/>
        </draw:connector>
        <draw:custom-shape draw:style-name="gr2" draw:text-style-name="P1" xml:id="id9" draw:id="id9" draw:layer="layout" svg:width="3.81cm" svg:height="1.27cm" svg:x="16.494cm" svg:y="5.064cm">
          <text:p text:style-name="P1">外援评测机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" draw:layer="layout" svg:x1="18.399cm" svg:y1="6.334cm" svg:x2="15.605cm" svg:y2="9.255cm" draw:start-shape="id9" draw:start-glue-point="6" draw:end-shape="id7" draw:end-glue-point="0" svg:d="m18399 6334v1461h-2794v1460" svg:viewBox="0 0 2795 2922">
          <text:p/>
        </draw:connector>
        <draw:frame draw:style-name="gr8" draw:text-style-name="P2" draw:layer="layout" svg:width="2.195cm" svg:height="0.81cm" svg:x="15.605cm" svg:y="7.81cm">
          <draw:text-box>
            <text:p><text:span text:style-name="T1">加密通信</text:span></text:p>
          </draw:text-box>
        </draw:frame>
        <draw:frame draw:style-name="gr9" draw:text-style-name="P3" draw:layer="layout" svg:width="1.389cm" svg:height="6.985cm" svg:x="19.423cm" svg:y="10.525cm">
          <draw:text-box>
            <text:p text:style-name="P3"><text:span text:style-name="T2">可信的内网</text:span></text:p>
          </draw:text-box>
        </draw:frame>
        <draw:frame draw:style-name="gr10" draw:text-style-name="P4" draw:layer="layout" svg:width="1.339cm" svg:height="1.903cm" svg:x="19.473cm" svg:y="8.366cm">
          <draw:text-box>
            <text:p text:style-name="P4"><text:span text:style-name="T3">外网</text:span></text:p>
          </draw:text-box>
        </draw:frame>
        <draw:custom-shape draw:style-name="gr2" draw:text-style-name="P5" xml:id="id11" draw:id="id11" draw:layer="layout" svg:width="2.54cm" svg:height="3.81cm" svg:x="17.129cm" svg:y="19.034cm">
          <text:p text:style-name="P1"><text:span text:style-name="T4">Problem</text:span></text:p>
          <text:p text:style-name="P1"><text:span text:style-name="T4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5" xml:id="id10" draw:id="id10" draw:layer="layout" svg:width="2.54cm" svg:height="3.81cm" svg:x="17.129cm" svg:y="14.716cm">
          <text:p text:style-name="P1"><text:span text:style-name="T4">User</text:span></text:p>
          <text:p text:style-name="P1"><text:span text:style-name="T4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name="L" draw:style-name="gr11" draw:text-style-name="P1" draw:layer="layout" draw:line-skew="-2.223cm" svg:x1="11.16cm" svg:y1="9.255cm" svg:x2="17.129cm" svg:y2="16.621cm" draw:start-shape="id2" draw:end-shape="id10" svg:d="m11160 9255h762v7366h5207" svg:viewBox="0 0 5970 7367">
          <text:p/>
        </draw:connector>
        <draw:connector draw:style-name="gr12" draw:text-style-name="P1" draw:layer="layout" draw:type="lines" svg:x1="18.399cm" svg:y1="14.716cm" svg:x2="11.16cm" svg:y2="11.795cm" draw:start-shape="id10" draw:end-shape="id4" draw:end-glue-point="1" svg:d="m18399 14716v-501l-6738-2420h-501" svg:viewBox="0 0 7240 2922">
          <text:p/>
        </draw:connector>
        <draw:connector draw:style-name="gr11" draw:text-style-name="P1" draw:layer="layout" draw:type="lines" svg:x1="6.715cm" svg:y1="12.43cm" svg:x2="17.129cm" svg:y2="20.939cm" draw:start-shape="id4" draw:start-glue-point="2" draw:end-shape="id11" draw:end-glue-point="6" svg:d="m6715 12430v501l9913 8008h501" svg:viewBox="0 0 10415 85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2" draw:dots2="2" draw:distance="2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6T23:03:47</meta:creation-date>
    <meta:editing-duration>PT23H40M58S</meta:editing-duration>
    <meta:editing-cycles>3</meta:editing-cycles>
    <meta:generator>LibreOffice/4.0.2.2$Linux_X86_64 LibreOffice_project/400m0$Build-2</meta:generator>
    <meta:initial-creator>Jim Chen</meta:initial-creator>
    <dc:date>2013-08-07T22:45:17</dc:date>
    <dc:creator>Jim Chen</dc:creator>
    <meta:document-statistic meta:object-count="26"/>
  </office:meta>
</office:document-meta>
</file>